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6B3000001236FBCFE7A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6.992cm" table:align="margins"/>
    </style:style>
    <style:style style:name="Tabela2.A" style:family="table-column">
      <style:table-column-properties style:column-width="16.992cm" style:rel-column-width="65535*"/>
    </style:style>
    <style:style style:name="Tabela2.A1" style:family="table-cell">
      <style:table-cell-properties fo:background-color="transparent" style:border-line-width-left="0.053cm 0.053cm 0.053cm" style:border-line-width-right="0.053cm 0.053cm 0.053cm" style:border-line-width-top="0.053cm 0.053cm 0.053cm" fo:padding="0.097cm" fo:border-left="1.5pt double #000000" fo:border-right="1.5pt double #000000" fo:border-top="1.5pt double #000000" fo:border-bottom="none">
        <style:background-image/>
      </style:table-cell-properties>
    </style:style>
    <style:style style:name="Tabela2.A2" style:family="table-cell">
      <style:table-cell-properties fo:background-color="transparent" style:border-line-width-left="0.053cm 0.053cm 0.053cm" style:border-line-width-right="0.053cm 0.053cm 0.053cm" fo:padding="0.097cm" fo:border-left="1.5pt double #000000" fo:border-right="1.5pt double #000000" fo:border-top="none" fo:border-bottom="none">
        <style:background-image/>
      </style:table-cell-properties>
    </style:style>
    <style:style style:name="Tabela2.A3" style:family="table-cell">
      <style:table-cell-properties fo:background-color="transparent" style:border-line-width-left="0.053cm 0.053cm 0.053cm" style:border-line-width-right="0.053cm 0.053cm 0.053cm" style:border-line-width-bottom="0.053cm 0.053cm 0.053cm" fo:padding="0.097cm" fo:border-left="1.5pt double #000000" fo:border-right="1.5pt double #000000" fo:border-top="none" fo:border-bottom="1.5pt double #000000">
        <style:background-image/>
      </style:table-cell-properties>
    </style:style>
    <style:style style:name="Tabela1" style:family="table">
      <style:table-properties style:width="3.919cm" fo:margin-left="14.58cm" table:align="left"/>
    </style:style>
    <style:style style:name="Tabela1.A" style:family="table-column">
      <style:table-column-properties style:column-width="2.528cm"/>
    </style:style>
    <style:style style:name="Tabela1.B" style:family="table-column">
      <style:table-column-properties style:column-width="1.392cm"/>
    </style:style>
    <style:style style:name="Tabela1.A1" style:family="table-cell">
      <style:table-cell-properties fo:background-color="transparent" fo:padding="0.097cm" fo:border-left="2.05pt solid #ffff00" fo:border-right="none" fo:border-top="none" fo:border-bottom="2.05pt solid #2300dc">
        <style:background-image/>
      </style:table-cell-properties>
    </style:style>
    <style:style style:name="DadosDoContrato" style:family="table">
      <style:table-properties style:width="19.188cm" fo:margin-left="-0.665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DadosDoContrato.A" style:family="table-column">
      <style:table-column-properties style:column-width="1.469cm"/>
    </style:style>
    <style:style style:name="DadosDoContrato.B" style:family="table-column">
      <style:table-column-properties style:column-width="0.079cm"/>
    </style:style>
    <style:style style:name="DadosDoContrato.C" style:family="table-column">
      <style:table-column-properties style:column-width="1.021cm"/>
    </style:style>
    <style:style style:name="DadosDoContrato.D" style:family="table-column">
      <style:table-column-properties style:column-width="0.169cm"/>
    </style:style>
    <style:style style:name="DadosDoContrato.E" style:family="table-column">
      <style:table-column-properties style:column-width="0.926cm"/>
    </style:style>
    <style:style style:name="DadosDoContrato.F" style:family="table-column">
      <style:table-column-properties style:column-width="0.333cm"/>
    </style:style>
    <style:style style:name="DadosDoContrato.G" style:family="table-column">
      <style:table-column-properties style:column-width="0.84cm"/>
    </style:style>
    <style:style style:name="DadosDoContrato.H" style:family="table-column">
      <style:table-column-properties style:column-width="0.64cm"/>
    </style:style>
    <style:style style:name="DadosDoContrato.I" style:family="table-column">
      <style:table-column-properties style:column-width="0.637cm"/>
    </style:style>
    <style:style style:name="DadosDoContrato.J" style:family="table-column">
      <style:table-column-properties style:column-width="0.563cm"/>
    </style:style>
    <style:style style:name="DadosDoContrato.K" style:family="table-column">
      <style:table-column-properties style:column-width="0.22cm"/>
    </style:style>
    <style:style style:name="DadosDoContrato.M" style:family="table-column">
      <style:table-column-properties style:column-width="1.24cm"/>
    </style:style>
    <style:style style:name="DadosDoContrato.N" style:family="table-column">
      <style:table-column-properties style:column-width="0.325cm"/>
    </style:style>
    <style:style style:name="DadosDoContrato.O" style:family="table-column">
      <style:table-column-properties style:column-width="1.531cm"/>
    </style:style>
    <style:style style:name="DadosDoContrato.P" style:family="table-column">
      <style:table-column-properties style:column-width="0.295cm"/>
    </style:style>
    <style:style style:name="DadosDoContrato.Q" style:family="table-column">
      <style:table-column-properties style:column-width="0.589cm"/>
    </style:style>
    <style:style style:name="DadosDoContrato.R" style:family="table-column">
      <style:table-column-properties style:column-width="0.155cm"/>
    </style:style>
    <style:style style:name="DadosDoContrato.S" style:family="table-column">
      <style:table-column-properties style:column-width="1.034cm"/>
    </style:style>
    <style:style style:name="DadosDoContrato.T" style:family="table-column">
      <style:table-column-properties style:column-width="0.887cm"/>
    </style:style>
    <style:style style:name="DadosDoContrato.U" style:family="table-column">
      <style:table-column-properties style:column-width="0.663cm"/>
    </style:style>
    <style:style style:name="DadosDoContrato.V" style:family="table-column">
      <style:table-column-properties style:column-width="0.101cm"/>
    </style:style>
    <style:style style:name="DadosDoContrato.W" style:family="table-column">
      <style:table-column-properties style:column-width="0.542cm"/>
    </style:style>
    <style:style style:name="DadosDoContrato.X" style:family="table-column">
      <style:table-column-properties style:column-width="0.517cm"/>
    </style:style>
    <style:style style:name="DadosDoContrato.Y" style:family="table-column">
      <style:table-column-properties style:column-width="1.529cm"/>
    </style:style>
    <style:style style:name="DadosDoContrato.Z" style:family="table-column">
      <style:table-column-properties style:column-width="0.051cm"/>
    </style:style>
    <style:style style:name="DadosDoContrato.a" style:family="table-column">
      <style:table-column-properties style:column-width="0.296cm"/>
    </style:style>
    <style:style style:name="DadosDoContrato.b" style:family="table-column">
      <style:table-column-properties style:column-width="2.455cm"/>
    </style:style>
    <style:style style:name="DadosDoContrato.1" style:family="table-row">
      <style:table-row-properties fo:background-color="transparent" fo:keep-together="auto">
        <style:background-image/>
      </style:table-row-properties>
    </style:style>
    <style:style style:name="DadosDoContrato.A1" style:family="table-cell">
      <style:table-cell-properties style:vertical-align="" fo:background-color="transparent" fo:padding="0.097cm" fo:border-left="2.05pt solid #ffff00" fo:border-right="none" fo:border-top="none" fo:border-bottom="2.05pt solid #2323dc">
        <style:background-image/>
      </style:table-cell-properties>
    </style:style>
    <style:style style:name="DadosVariação" style:family="table">
      <style:table-properties style:width="19.168cm" fo:margin-left="-0.688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DadosVariação.A" style:family="table-column">
      <style:table-column-properties style:column-width="1.88cm"/>
    </style:style>
    <style:style style:name="DadosVariação.B" style:family="table-column">
      <style:table-column-properties style:column-width="0.515cm"/>
    </style:style>
    <style:style style:name="DadosVariação.C" style:family="table-column">
      <style:table-column-properties style:column-width="0.526cm"/>
    </style:style>
    <style:style style:name="DadosVariação.D" style:family="table-column">
      <style:table-column-properties style:column-width="0.155cm"/>
    </style:style>
    <style:style style:name="DadosVariação.E" style:family="table-column">
      <style:table-column-properties style:column-width="0.684cm"/>
    </style:style>
    <style:style style:name="DadosVariação.F" style:family="table-column">
      <style:table-column-properties style:column-width="0.944cm"/>
    </style:style>
    <style:style style:name="DadosVariação.G" style:family="table-column">
      <style:table-column-properties style:column-width="0.587cm"/>
    </style:style>
    <style:style style:name="DadosVariação.H" style:family="table-column">
      <style:table-column-properties style:column-width="1.097cm"/>
    </style:style>
    <style:style style:name="DadosVariação.I" style:family="table-column">
      <style:table-column-properties style:column-width="0.215cm"/>
    </style:style>
    <style:style style:name="DadosVariação.J" style:family="table-column">
      <style:table-column-properties style:column-width="0.176cm"/>
    </style:style>
    <style:style style:name="DadosVariação.K" style:family="table-column">
      <style:table-column-properties style:column-width="0.406cm"/>
    </style:style>
    <style:style style:name="DadosVariação.L" style:family="table-column">
      <style:table-column-properties style:column-width="1.771cm"/>
    </style:style>
    <style:style style:name="DadosVariação.M" style:family="table-column">
      <style:table-column-properties style:column-width="0.635cm"/>
    </style:style>
    <style:style style:name="DadosVariação.N" style:family="table-column">
      <style:table-column-properties style:column-width="0.697cm"/>
    </style:style>
    <style:style style:name="DadosVariação.O" style:family="table-column">
      <style:table-column-properties style:column-width="1.688cm"/>
    </style:style>
    <style:style style:name="DadosVariação.Q" style:family="table-column">
      <style:table-column-properties style:column-width="0.116cm"/>
    </style:style>
    <style:style style:name="DadosVariação.R" style:family="table-column">
      <style:table-column-properties style:column-width="0.882cm"/>
    </style:style>
    <style:style style:name="DadosVariação.S" style:family="table-column">
      <style:table-column-properties style:column-width="0.333cm"/>
    </style:style>
    <style:style style:name="DadosVariação.T" style:family="table-column">
      <style:table-column-properties style:column-width="0.379cm"/>
    </style:style>
    <style:style style:name="DadosVariação.U" style:family="table-column">
      <style:table-column-properties style:column-width="1.483cm"/>
    </style:style>
    <style:style style:name="DadosVariação.V" style:family="table-column">
      <style:table-column-properties style:column-width="0.912cm"/>
    </style:style>
    <style:style style:name="DadosVariação.W" style:family="table-column">
      <style:table-column-properties style:column-width="0.949cm"/>
    </style:style>
    <style:style style:name="DadosVariação.X" style:family="table-column">
      <style:table-column-properties style:column-width="1.452cm"/>
    </style:style>
    <style:style style:name="DadosVariação.1" style:family="table-row">
      <style:table-row-properties fo:background-color="transparent" fo:keep-together="auto">
        <style:background-image/>
      </style:table-row-properties>
    </style:style>
    <style:style style:name="DadosVariação.A1" style:family="table-cell">
      <style:table-cell-properties style:vertical-align="" fo:background-color="#ffff00" fo:padding="0.097cm" fo:border-left="2.05pt solid #ffff00" fo:border-right="none" fo:border-top="none" fo:border-bottom="2.05pt solid #2323dc">
        <style:background-image/>
      </style:table-cell-properties>
    </style:style>
    <style:style style:name="DadosVariação.D1" style:family="table-cell">
      <style:table-cell-properties style:vertical-align="" fo:background-color="transparent" fo:padding="0.097cm" fo:border-left="2.05pt solid #ffff00" fo:border-right="none" fo:border-top="none" fo:border-bottom="2.05pt solid #2323dc">
        <style:background-image/>
      </style:table-cell-properties>
    </style:style>
    <style:style style:name="DadosVariação.2" style:family="table-row">
      <style:table-row-properties style:min-row-height="0.453cm" fo:background-color="transparent" fo:keep-together="auto">
        <style:background-image/>
      </style:table-row-properties>
    </style:style>
    <style:style style:name="DadosVariação.Q2" style:family="table-cell">
      <style:table-cell-properties style:vertical-align="" fo:background-color="transparent" fo:padding="0.097cm" fo:border-left="2.05pt solid #ffff00" fo:border-right="none" fo:border-top="none" fo:border-bottom="none">
        <style:background-image/>
      </style:table-cell-properties>
    </style:style>
    <style:style style:name="P1" style:family="paragraph" style:parent-style-name="Text_20_body">
      <style:paragraph-properties fo:margin-top="0cm" fo:margin-bottom="0cm"/>
      <style:text-properties style:font-name="Arial"/>
    </style:style>
    <style:style style:name="P2" style:family="paragraph" style:parent-style-name="Standard">
      <style:text-properties fo:color="#0038a8" style:font-name="Arial" fo:font-size="9pt" fo:language="pt" fo:country="PT" fo:font-style="italic" style:font-size-asian="9pt" style:font-size-complex="9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Arial" fo:font-size="8pt" style:font-size-asian="8pt" style:font-size-complex="8pt"/>
    </style:style>
    <style:style style:name="P5" style:family="paragraph" style:parent-style-name="Standard">
      <style:text-properties style:font-name="Arial" fo:font-size="7pt" style:font-size-asian="7pt" style:font-size-complex="7pt"/>
    </style:style>
    <style:style style:name="P6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7" style:family="paragraph" style:parent-style-name="Standard">
      <style:paragraph-properties fo:text-align="end" style:justify-single-word="false"/>
      <style:text-properties style:font-name="Arial" fo:font-size="7pt" style:font-size-asian="7pt" style:font-size-complex="7pt"/>
    </style:style>
    <style:style style:name="P8" style:family="paragraph" style:parent-style-name="Standard">
      <style:text-properties style:font-name="Arial" fo:font-size="7pt" fo:font-weight="bold" style:font-size-asian="7pt" style:font-weight-asian="bold" style:font-size-complex="7pt" style:font-weight-complex="bold"/>
    </style:style>
    <style:style style:name="P9" style:family="paragraph" style:parent-style-name="Standard">
      <style:text-properties style:font-name="Arial" fo:font-size="6pt" style:font-size-asian="6pt" style:font-size-complex="6pt"/>
    </style:style>
    <style:style style:name="P10" style:family="paragraph" style:parent-style-name="Standard">
      <style:text-properties style:font-name="Arial" fo:font-size="6pt" fo:font-weight="bold" style:font-size-asian="6pt" style:font-weight-asian="bold" style:font-size-complex="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7pt" style:font-size-asian="7pt" style:font-size-complex="7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14" style:family="paragraph" style:parent-style-name="Standard">
      <style:paragraph-properties fo:background-color="transparent">
        <style:background-image/>
      </style:paragraph-properties>
    </style:style>
    <style:style style:name="P15" style:family="paragraph" style:parent-style-name="Table_20_Contents">
      <style:paragraph-properties fo:background-color="transparent">
        <style:background-image/>
      </style:paragraph-properties>
    </style:style>
    <style:style style:name="P16" style:family="paragraph" style:parent-style-name="Table_20_Contents">
      <style:paragraph-properties fo:background-color="transparent">
        <style:background-image/>
      </style:paragraph-properties>
      <style:text-properties style:font-name="Arial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18pt" fo:font-weight="bold" style:font-size-asian="18pt" style:font-weight-asian="bold" style:font-size-complex="18pt" style:font-weight-complex="bold"/>
    </style:style>
    <style:style style:name="P18" style:family="paragraph" style:parent-style-name="Table_20_Contents">
      <style:paragraph-properties fo:background-color="transparent">
        <style:background-image/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1" style:family="paragraph" style:parent-style-name="Standard">
      <style:paragraph-properties fo:background-color="#ffff00">
        <style:background-image/>
      </style:paragraph-properties>
      <style:text-properties style:font-name="Arial" fo:font-size="7pt" style:font-size-asian="7pt" style:font-size-complex="7pt"/>
    </style:style>
    <style:style style:name="P22" style:family="paragraph" style:parent-style-name="Standard">
      <style:paragraph-properties fo:text-align="center" style:justify-single-word="false" fo:background-color="#ffff00">
        <style:background-image/>
      </style:paragraph-properties>
      <style:text-properties style:font-name="Arial" fo:font-size="7pt" fo:font-weight="bold" style:font-size-asian="7pt" style:font-weight-asian="bold" style:font-size-complex="7pt" style:font-weight-complex="bold"/>
    </style:style>
    <style:style style:name="P23" style:family="paragraph" style:parent-style-name="Standard">
      <style:paragraph-properties fo:break-before="page"/>
    </style:style>
    <style:style style:name="P24" style:family="paragraph" style:parent-style-name="Standard">
      <style:paragraph-properties fo:margin-left="-0.647cm" fo:margin-right="0cm" fo:text-align="start" style:justify-single-word="false" fo:text-indent="-0.019cm" style:auto-text-indent="false">
        <style:tab-stops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left="-0.647cm" fo:margin-right="0cm" fo:text-align="start" style:justify-single-word="false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6" style:family="paragraph" style:parent-style-name="Text_20_body">
      <style:paragraph-properties fo:margin-top="0cm" fo:margin-bottom="0cm"/>
      <style:text-properties style:font-name="Arial" fo:font-weight="bold" style:font-weight-asian="bold" style:font-weight-complex="bold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8pt" fo:font-weight="bold" style:font-size-asian="7pt" style:font-weight-asian="bold" style:font-size-complex="8pt" style:font-weight-complex="bold"/>
    </style:style>
    <style:style style:name="P28" style:family="paragraph" style:parent-style-name="Standard">
      <style:paragraph-properties fo:margin-left="-0.647cm" fo:margin-right="0cm" fo:text-align="start" style:justify-single-word="false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Arial" fo:font-size="7pt" style:font-size-asian="7pt" style:font-size-complex="7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14"/>
      <text:p text:style-name="Standard"/>
      <text:p text:style-name="Standard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5"/>
            <text:p text:style-name="P15"/>
            <text:p text:style-name="P17">SISTEMA XER</text:p>
            <text:p text:style-name="P17">SLIP / XER712</text:p>
            <text:p text:style-name="P17"/>
            <text:p text:style-name="P15"/>
          </table:table-cell>
        </table:table-row>
        <table:table-row>
          <table:table-cell table:style-name="Tabela2.A2" office:value-type="string">
            <text:p text:style-name="P15"/>
            <text:p text:style-name="P18">Agência </text:p>
            <text:p text:style-name="P19">1915-1 – CENOP SERV CURITIBA PR</text:p>
            <text:p text:style-name="P15"/>
          </table:table-cell>
        </table:table-row>
        <table:table-row>
          <table:table-cell table:style-name="Tabela2.A3" office:value-type="string">
            <text:p text:style-name="P18">Emitido em :</text:p>
            <text:p text:style-name="P20"><text:date style:data-style-name="N36" text:date-value="2017-12-18T16:41:09.30">18/12/2017</text:date></text:p>
            <text:p text:style-name="P16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1">ARQUIVAR O SLIP NO DOSSIÊ DA OPERAÇÃO</text:p>
      <text:p text:style-name="Standard"/>
      <text:p text:style-name="Standard"/>
      <text:p text:style-name="Standard"/>
      <text:p text:style-name="Standard"/>
      <text:p text:style-name="Standard"/>
      <text:p text:style-name="P23"><text:tab/><text:tab/><text:span text:style-name="T1"><text:tab/><text:tab/><text:tab/><text:tab/>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">Data de Emissão</text:p>
            <text:p text:style-name="P5"><text:date style:data-style-name="N36" text:date-value="2017-12-18T16:41:09.30">18/12/2017</text:date></text:p>
          </table:table-cell>
          <table:table-cell table:style-name="Tabela1.A1" office:value-type="string">
            <text:p text:style-name="P5">Página</text:p>
            <text:p text:style-name="P7"><text:page-number text:select-page="current" text:page-adjust="-1">1</text:page-number></text:p>
          </table:table-cell>
        </table:table-row>
      </table:table>
      <text:p text:style-name="P3">Dados do Contrato.</text:p>
      <table:table table:name="DadosDoContrato" table:style-name="DadosDoContrato">
        <table:table-column table:style-name="DadosDoContrato.A"/>
        <table:table-column table:style-name="DadosDoContrato.B"/>
        <table:table-column table:style-name="DadosDoContrato.C"/>
        <table:table-column table:style-name="DadosDoContrato.D"/>
        <table:table-column table:style-name="DadosDoContrato.E"/>
        <table:table-column table:style-name="DadosDoContrato.F"/>
        <table:table-column table:style-name="DadosDoContrato.G"/>
        <table:table-column table:style-name="DadosDoContrato.H"/>
        <table:table-column table:style-name="DadosDoContrato.I"/>
        <table:table-column table:style-name="DadosDoContrato.J"/>
        <table:table-column table:style-name="DadosDoContrato.K"/>
        <table:table-column table:style-name="DadosDoContrato.B"/>
        <table:table-column table:style-name="DadosDoContrato.M"/>
        <table:table-column table:style-name="DadosDoContrato.N"/>
        <table:table-column table:style-name="DadosDoContrato.O"/>
        <table:table-column table:style-name="DadosDoContrato.P"/>
        <table:table-column table:style-name="DadosDoContrato.Q"/>
        <table:table-column table:style-name="DadosDoContrato.R"/>
        <table:table-column table:style-name="DadosDoContrato.S"/>
        <table:table-column table:style-name="DadosDoContrato.T"/>
        <table:table-column table:style-name="DadosDoContrato.U"/>
        <table:table-column table:style-name="DadosDoContrato.V"/>
        <table:table-column table:style-name="DadosDoContrato.W"/>
        <table:table-column table:style-name="DadosDoContrato.X"/>
        <table:table-column table:style-name="DadosDoContrato.Y"/>
        <table:table-column table:style-name="DadosDoContrato.Z"/>
        <table:table-column table:style-name="DadosDoContrato.a"/>
        <table:table-column table:style-name="DadosDoContrato.b"/>
        <table:table-row table:style-name="DadosDoContrato.1">
          <table:table-cell table:style-name="DadosDoContrato.A1" office:value-type="string">
            <text:p text:style-name="P12">Agência </text:p>
            <text:p text:style-name="P13">2901-7</text:p>
            <text:p text:style-name="P12"/>
          </table:table-cell>
          <table:table-cell table:style-name="DadosDoContrato.A1" table:number-columns-spanned="6" office:value-type="string">
            <text:p text:style-name="P5">Nome Agência</text:p>
            <text:p text:style-name="P8">NUCLEO BANDEIRA</text:p>
          </table:table-cell>
          <table:covered-table-cell/>
          <table:covered-table-cell/>
          <table:covered-table-cell/>
          <table:covered-table-cell/>
          <table:covered-table-cell/>
          <table:table-cell table:style-name="DadosDoContrato.A1" table:number-columns-spanned="3" office:value-type="string">
            <text:p text:style-name="P21">Nº do contrato</text:p>
            <text:p text:style-name="P22">89/00412-4</text:p>
            <text:p text:style-name="P21"/>
          </table:table-cell>
          <table:covered-table-cell/>
          <table:covered-table-cell/>
          <table:table-cell table:style-name="DadosDoContrato.A1" table:number-columns-spanned="4" office:value-type="string">
            <text:p text:style-name="P5">Pavan GS</text:p>
            <text:p text:style-name="P5">000</text:p>
          </table:table-cell>
          <table:covered-table-cell/>
          <table:covered-table-cell/>
          <table:covered-table-cell/>
          <table:table-cell table:style-name="DadosDoContrato.A1" table:number-columns-spanned="4" office:value-type="string">
            <text:p text:style-name="P8">Dados da Origem</text:p>
            <text:p text:style-name="P5">Agência / dv</text:p>
            <text:p text:style-name="P5"/>
          </table:table-cell>
          <table:covered-table-cell/>
          <table:covered-table-cell/>
          <table:covered-table-cell/>
          <table:table-cell table:style-name="DadosDoContrato.A1" office:value-type="string">
            <text:p text:style-name="P5">Tipo</text:p>
            <text:p text:style-name="P6"/>
          </table:table-cell>
          <table:table-cell table:style-name="DadosDoContrato.A1" table:number-columns-spanned="4" office:value-type="string">
            <text:p text:style-name="P5">Contrato</text:p>
            <text:p text:style-name="P5"/>
          </table:table-cell>
          <table:covered-table-cell/>
          <table:covered-table-cell/>
          <table:covered-table-cell/>
          <table:table-cell table:style-name="DadosDoContrato.A1" table:number-columns-spanned="4" office:value-type="string">
            <text:p text:style-name="P5">Data Contratação</text:p>
            <text:p text:style-name="P6">06/12/1989</text:p>
          </table:table-cell>
          <table:covered-table-cell/>
          <table:covered-table-cell/>
          <table:covered-table-cell/>
          <table:table-cell table:style-name="DadosDoContrato.A1" office:value-type="string">
            <text:p text:style-name="P5">Data vencimento</text:p>
            <text:p text:style-name="P6">30/09/1993</text:p>
          </table:table-cell>
        </table:table-row>
        <table:table-row table:style-name="DadosDoContrato.1">
          <table:table-cell table:style-name="DadosDoContrato.A1" table:number-columns-spanned="3" office:value-type="string">
            <text:p text:style-name="P5">Referência BACEN</text:p>
            <text:p text:style-name="P5">0</text:p>
          </table:table-cell>
          <table:covered-table-cell/>
          <table:covered-table-cell/>
          <table:table-cell table:style-name="DadosDoContrato.A1" table:number-columns-spanned="8" office:value-type="string">
            <text:p text:style-name="P5">Valor Operação</text:p>
            <text:p text:style-name="P7">81.917.207,7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adosDoContrato.A1" table:number-columns-spanned="16" office:value-type="string">
            <text:p text:style-name="P5">Nome Mutuário</text:p>
            <text:p text:style-name="P5">DIRCEU CORTEZ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adosDoContrato.A1" office:value-type="string">
            <text:p text:style-name="P5">Tipo de Mutuário</text:p>
            <text:p text:style-name="P7">1</text:p>
          </table:table-cell>
        </table:table-row>
        <table:table-row table:style-name="DadosDoContrato.1">
          <table:table-cell table:style-name="DadosDoContrato.A1" table:number-columns-spanned="5" office:value-type="string">
            <text:p text:style-name="P5">CPF/CGC do mutuário</text:p>
            <text:p text:style-name="P5">002.268.151-53</text:p>
          </table:table-cell>
          <table:covered-table-cell/>
          <table:covered-table-cell/>
          <table:covered-table-cell/>
          <table:covered-table-cell/>
          <table:table-cell table:style-name="DadosDoContrato.A1" table:number-columns-spanned="7" office:value-type="string">
            <text:p text:style-name="P5">Agência / dv da conta</text:p>
            <text:p text:style-name="P5">0000-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DadosDoContrato.A1" table:number-columns-spanned="3" office:value-type="string">
            <text:p text:style-name="P5">Conta cadastrada</text:p>
            <text:p text:style-name="P5">705.986-8</text:p>
          </table:table-cell>
          <table:covered-table-cell/>
          <table:covered-table-cell/>
          <table:table-cell table:style-name="DadosDoContrato.A1" table:number-columns-spanned="13" office:value-type="string">
            <text:p text:style-name="P5">Endereço do mutuário</text:p>
            <text:p text:style-name="P5">SHIS QI 9 CJ 15 C 2 BRASILIA D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DadosDoContrato.1">
          <table:table-cell table:style-name="DadosDoContrato.A1" table:number-columns-spanned="2" office:value-type="string">
            <text:p text:style-name="P5">CEP</text:p>
            <text:p text:style-name="P5">0.070-000</text:p>
          </table:table-cell>
          <table:covered-table-cell/>
          <table:table-cell table:style-name="DadosDoContrato.A1" table:number-columns-spanned="4" office:value-type="string">
            <text:p text:style-name="P5">Condição de seguro</text:p>
            <text:p text:style-name="P5">1 - NAO</text:p>
          </table:table-cell>
          <table:covered-table-cell/>
          <table:covered-table-cell/>
          <table:covered-table-cell/>
          <table:table-cell table:style-name="DadosDoContrato.A1" table:number-columns-spanned="3" office:value-type="string">
            <text:p text:style-name="P5">Condição de IOF</text:p>
            <text:p text:style-name="P5">1 - SIM</text:p>
          </table:table-cell>
          <table:covered-table-cell/>
          <table:covered-table-cell/>
          <table:table-cell table:style-name="DadosDoContrato.A1" table:number-columns-spanned="6" office:value-type="string">
            <text:p text:style-name="P5">Condição de assistência técnica</text:p>
            <text:p text:style-name="P6">7</text:p>
          </table:table-cell>
          <table:covered-table-cell/>
          <table:covered-table-cell/>
          <table:covered-table-cell/>
          <table:covered-table-cell/>
          <table:covered-table-cell/>
          <table:table-cell table:style-name="DadosDoContrato.A1" table:number-columns-spanned="5" office:value-type="string">
            <text:p text:style-name="P5">Natureza da operação</text:p>
            <text:p text:style-name="P6">0</text:p>
          </table:table-cell>
          <table:covered-table-cell/>
          <table:covered-table-cell/>
          <table:covered-table-cell/>
          <table:covered-table-cell/>
          <table:table-cell table:style-name="DadosDoContrato.A1" table:number-columns-spanned="4" office:value-type="string">
            <text:p text:style-name="P5">Finalidade</text:p>
            <text:p text:style-name="P5">0</text:p>
          </table:table-cell>
          <table:covered-table-cell/>
          <table:covered-table-cell/>
          <table:covered-table-cell/>
          <table:table-cell table:style-name="DadosDoContrato.A1" office:value-type="string">
            <text:p text:style-name="P5">Perpectiva</text:p>
            <text:p text:style-name="P5">$campo{24}</text:p>
          </table:table-cell>
          <table:table-cell table:style-name="DadosDoContrato.A1" table:number-columns-spanned="3" office:value-type="string">
            <text:p text:style-name="P5">Garantia</text:p>
            <text:p text:style-name="P5">0</text:p>
          </table:table-cell>
          <table:covered-table-cell/>
          <table:covered-table-cell/>
        </table:table-row>
        <table:table-row table:style-name="DadosDoContrato.1">
          <table:table-cell table:style-name="DadosDoContrato.A1" table:number-columns-spanned="3" office:value-type="string">
            <text:p text:style-name="P4">Ajuizamento</text:p>
            <text:p text:style-name="P4">VIDE PAJ</text:p>
          </table:table-cell>
          <table:covered-table-cell/>
          <table:covered-table-cell/>
          <table:table-cell table:style-name="DadosDoContrato.A1" table:number-columns-spanned="3" office:value-type="string">
            <text:p text:style-name="P4">Solvência</text:p>
            <text:p text:style-name="P4">VIDE MCI</text:p>
          </table:table-cell>
          <table:covered-table-cell/>
          <table:covered-table-cell/>
          <table:table-cell table:style-name="DadosDoContrato.A1" table:number-columns-spanned="8" office:value-type="string">
            <text:p text:style-name="P4">Situação da Operação </text:p>
            <text:p text:style-name="P4">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adosDoContrato.A1" table:number-columns-spanned="2" office:value-type="string">
            <text:p text:style-name="P4">Matricula do Deferidor</text:p>
            <text:p text:style-name="P4">089.654-7</text:p>
          </table:table-cell>
          <table:covered-table-cell/>
          <table:table-cell table:style-name="DadosDoContrato.A1" table:number-columns-spanned="6" office:value-type="string">
            <text:p text:style-name="P4">Escalão do deferidor</text:p>
            <text:p text:style-name="P4">0-0</text:p>
          </table:table-cell>
          <table:covered-table-cell/>
          <table:covered-table-cell/>
          <table:covered-table-cell/>
          <table:covered-table-cell/>
          <table:covered-table-cell/>
          <table:table-cell table:style-name="DadosDoContrato.A1" table:number-columns-spanned="3" office:value-type="string">
            <text:p text:style-name="P4">Área própria</text:p>
            <text:p text:style-name="P4">957</text:p>
          </table:table-cell>
          <table:covered-table-cell/>
          <table:covered-table-cell/>
          <table:table-cell table:style-name="DadosDoContrato.A1" table:number-columns-spanned="3" office:value-type="string">
            <text:p text:style-name="P4">Área de Terceiros</text:p>
            <text:p text:style-name="P4">0</text:p>
          </table:table-cell>
          <table:covered-table-cell/>
          <table:covered-table-cell/>
        </table:table-row>
        <table:table-row table:style-name="DadosDoContrato.1">
          <table:table-cell table:style-name="DadosDoContrato.A1" table:number-columns-spanned="4" office:value-type="string">
            <text:p text:style-name="P4">Recursos próprios:</text:p>
            <text:p text:style-name="P4">0,00</text:p>
          </table:table-cell>
          <table:covered-table-cell/>
          <table:covered-table-cell/>
          <table:covered-table-cell/>
          <table:table-cell table:style-name="DadosDoContrato.A1" table:number-columns-spanned="4" office:value-type="string">
            <text:p text:style-name="P4">Porte do Mutuário</text:p>
            <text:p text:style-name="P4">03</text:p>
          </table:table-cell>
          <table:covered-table-cell/>
          <table:covered-table-cell/>
          <table:covered-table-cell/>
          <table:table-cell table:style-name="DadosDoContrato.A1" table:number-columns-spanned="5" office:value-type="string">
            <text:p text:style-name="P4">Classe mutuário</text:p>
            <text:p text:style-name="P4">116</text:p>
          </table:table-cell>
          <table:covered-table-cell/>
          <table:covered-table-cell/>
          <table:covered-table-cell/>
          <table:covered-table-cell/>
          <table:table-cell table:style-name="DadosDoContrato.A1" table:number-columns-spanned="4" office:value-type="string">
            <text:p text:style-name="P4">Fampe (tipo)</text:p>
            <text:p text:style-name="P4">00</text:p>
          </table:table-cell>
          <table:covered-table-cell/>
          <table:covered-table-cell/>
          <table:covered-table-cell/>
          <table:table-cell table:style-name="DadosDoContrato.A1" table:number-columns-spanned="4" office:value-type="string">
            <text:p text:style-name="P4">Fampe (valor)</text:p>
            <text:p text:style-name="P4">0,00</text:p>
          </table:table-cell>
          <table:covered-table-cell/>
          <table:covered-table-cell/>
          <table:covered-table-cell/>
          <table:table-cell table:style-name="DadosDoContrato.A1" table:number-columns-spanned="5" office:value-type="string">
            <text:p text:style-name="P4">Fampe (data)</text:p>
            <text:p text:style-name="P4"/>
          </table:table-cell>
          <table:covered-table-cell/>
          <table:covered-table-cell/>
          <table:covered-table-cell/>
          <table:covered-table-cell/>
          <table:table-cell table:style-name="DadosDoContrato.A1" table:number-columns-spanned="2" office:value-type="string">
            <text:p text:style-name="P4">Distrito</text:p>
            <text:p text:style-name="P4">5190-X</text:p>
          </table:table-cell>
          <table:covered-table-cell/>
        </table:table-row>
      </table:table>
      <text:p text:style-name="P25"/>
      <text:p text:style-name="P24">Dados da variação</text:p>
      <table:table table:name="DadosVariação" table:style-name="DadosVariação">
        <table:table-column table:style-name="DadosVariação.A"/>
        <table:table-column table:style-name="DadosVariação.B"/>
        <table:table-column table:style-name="DadosVariação.C"/>
        <table:table-column table:style-name="DadosVariação.D"/>
        <table:table-column table:style-name="DadosVariação.E"/>
        <table:table-column table:style-name="DadosVariação.F"/>
        <table:table-column table:style-name="DadosVariação.G"/>
        <table:table-column table:style-name="DadosVariação.H"/>
        <table:table-column table:style-name="DadosVariação.I"/>
        <table:table-column table:style-name="DadosVariação.J"/>
        <table:table-column table:style-name="DadosVariação.K"/>
        <table:table-column table:style-name="DadosVariação.L"/>
        <table:table-column table:style-name="DadosVariação.M"/>
        <table:table-column table:style-name="DadosVariação.N"/>
        <table:table-column table:style-name="DadosVariação.O"/>
        <table:table-column table:style-name="DadosVariação.E"/>
        <table:table-column table:style-name="DadosVariação.Q"/>
        <table:table-column table:style-name="DadosVariação.R"/>
        <table:table-column table:style-name="DadosVariação.S"/>
        <table:table-column table:style-name="DadosVariação.T"/>
        <table:table-column table:style-name="DadosVariação.U"/>
        <table:table-column table:style-name="DadosVariação.V"/>
        <table:table-column table:style-name="DadosVariação.W"/>
        <table:table-column table:style-name="DadosVariação.X"/>
        <table:table-row table:style-name="DadosVariação.1">
          <table:table-cell table:style-name="DadosVariação.A1" table:number-columns-spanned="3" office:value-type="string">
            <text:p text:style-name="P9">Nº de Variação</text:p>
            <text:p text:style-name="P9">902</text:p>
          </table:table-cell>
          <table:covered-table-cell/>
          <table:covered-table-cell/>
          <table:table-cell table:style-name="DadosVariação.D1" table:number-columns-spanned="6" office:value-type="string">
            <text:p text:style-name="P9">Situação da Variação</text:p>
            <text:p text:style-name="P9">1-LIQUIDADO</text:p>
          </table:table-cell>
          <table:covered-table-cell/>
          <table:covered-table-cell/>
          <table:covered-table-cell/>
          <table:covered-table-cell/>
          <table:covered-table-cell/>
          <table:table-cell table:style-name="DadosVariação.D1" table:number-columns-spanned="5" office:value-type="string">
            <text:p text:style-name="P9">Enquadramento contábil</text:p>
            <text:p text:style-name="P9">26391.11.95-1</text:p>
          </table:table-cell>
          <table:covered-table-cell/>
          <table:covered-table-cell/>
          <table:covered-table-cell/>
          <table:covered-table-cell/>
          <table:table-cell table:style-name="DadosVariação.D1" table:number-columns-spanned="5" office:value-type="string">
            <text:p text:style-name="P9">Enquadramento contábil anterior</text:p>
            <text:p text:style-name="P9">26391.11.95-1</text:p>
          </table:table-cell>
          <table:covered-table-cell/>
          <table:covered-table-cell/>
          <table:covered-table-cell/>
          <table:covered-table-cell/>
          <table:table-cell table:style-name="DadosVariação.D1" table:number-columns-spanned="2" office:value-type="string">
            <text:p text:style-name="P9">Data enquadr. Anterior</text:p>
            <text:p text:style-name="P9">29/09/1992</text:p>
          </table:table-cell>
          <table:covered-table-cell/>
          <table:table-cell table:style-name="DadosVariação.D1" table:number-columns-spanned="3" office:value-type="string">
            <text:p text:style-name="P9">Enquadramento anterior à transf. CL</text:p>
            <text:p text:style-name="P9">-</text:p>
          </table:table-cell>
          <table:covered-table-cell/>
          <table:covered-table-cell/>
        </table:table-row>
        <table:table-row table:style-name="DadosVariação.2">
          <table:table-cell table:style-name="DadosVariação.D1" table:number-rows-spanned="2" table:number-columns-spanned="4" office:value-type="string">
            <text:p text:style-name="P9">Data transf.para CL</text:p>
            <text:p text:style-name="P9"/>
          </table:table-cell>
          <table:covered-table-cell/>
          <table:covered-table-cell/>
          <table:covered-table-cell/>
          <table:table-cell table:style-name="DadosVariação.D1" table:number-rows-spanned="2" table:number-columns-spanned="2" office:value-type="string">
            <text:p text:style-name="P9">PROAGRO</text:p>
            <text:p text:style-name="P9">NAO</text:p>
          </table:table-cell>
          <table:covered-table-cell/>
          <table:table-cell table:style-name="DadosVariação.D1" table:number-rows-spanned="2" table:number-columns-spanned="4" office:value-type="string">
            <text:p text:style-name="P9">Taxa PROAGRO</text:p>
            <text:p text:style-name="P9">0,000</text:p>
          </table:table-cell>
          <table:covered-table-cell/>
          <table:covered-table-cell/>
          <table:covered-table-cell/>
          <table:table-cell table:style-name="DadosVariação.D1" table:number-rows-spanned="2" table:number-columns-spanned="2" office:value-type="string">
            <text:p text:style-name="P9">Fase PROAGRO</text:p>
            <text:p text:style-name="P9">0</text:p>
          </table:table-cell>
          <table:covered-table-cell/>
          <table:table-cell table:style-name="DadosVariação.D1" table:number-rows-spanned="2" table:number-columns-spanned="4" office:value-type="string">
            <text:p text:style-name="P9">Recursos próprios amparadaos</text:p>
            <text:p text:style-name="P9">0,00</text:p>
          </table:table-cell>
          <table:covered-table-cell/>
          <table:covered-table-cell/>
          <table:covered-table-cell/>
          <table:table-cell table:style-name="DadosVariação.Q2" table:number-columns-spanned="7" office:value-type="string">
            <text:p text:style-name="P9">Periodicidade atu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DadosVariação.D1" table:number-rows-spanned="2" office:value-type="string">
            <text:p text:style-name="P9">Dia base</text:p>
            <text:p text:style-name="P9">04</text:p>
          </table:table-cell>
        </table:table-row>
        <table:table-row table:style-name="DadosVariação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adosVariação.D1" table:number-columns-spanned="2" office:value-type="string">
            <text:p text:style-name="P9">Código</text:p>
            <text:p text:style-name="P9">47</text:p>
          </table:table-cell>
          <table:covered-table-cell/>
          <table:table-cell table:style-name="DadosVariação.D1" table:number-columns-spanned="3" office:value-type="string">
            <text:p text:style-name="P9">Taxa de Juros</text:p>
            <text:p text:style-name="P9">,0000</text:p>
          </table:table-cell>
          <table:covered-table-cell/>
          <table:covered-table-cell/>
          <table:table-cell table:style-name="DadosVariação.D1" table:number-columns-spanned="2" office:value-type="string">
            <text:p text:style-name="P9">Taxa de correção </text:p>
            <text:p text:style-name="P9">100,0000</text:p>
          </table:table-cell>
          <table:covered-table-cell/>
          <table:covered-table-cell/>
        </table:table-row>
        <table:table-row table:style-name="DadosVariação.1">
          <table:table-cell table:style-name="DadosVariação.D1" table:number-columns-spanned="2" office:value-type="string">
            <text:p text:style-name="P5">Taxa juros anterior</text:p>
            <text:p text:style-name="P5">0,0000</text:p>
          </table:table-cell>
          <table:covered-table-cell/>
          <table:table-cell table:style-name="DadosVariação.D1" table:number-columns-spanned="5" office:value-type="string">
            <text:p text:style-name="P5">Taxa correção anterior</text:p>
            <text:p text:style-name="P5">0,0000</text:p>
          </table:table-cell>
          <table:covered-table-cell/>
          <table:covered-table-cell/>
          <table:covered-table-cell/>
          <table:covered-table-cell/>
          <table:table-cell table:style-name="DadosVariação.D1" table:number-columns-spanned="4" office:value-type="string">
            <text:p text:style-name="P5">Periodicidade anterior</text:p>
            <text:p text:style-name="P5">00</text:p>
          </table:table-cell>
          <table:covered-table-cell/>
          <table:covered-table-cell/>
          <table:covered-table-cell/>
          <table:table-cell table:style-name="DadosVariação.D1" table:number-columns-spanned="2" office:value-type="string">
            <text:p text:style-name="P5">Data Troca das taxas</text:p>
            <text:p text:style-name="P5">3/08/1992</text:p>
          </table:table-cell>
          <table:covered-table-cell/>
          <table:table-cell table:style-name="DadosVariação.D1" table:number-columns-spanned="2" office:value-type="string">
            <text:p text:style-name="P5">Perc. Rebate juros</text:p>
            <text:p text:style-name="P5">0,000</text:p>
          </table:table-cell>
          <table:covered-table-cell/>
          <table:table-cell table:style-name="DadosVariação.D1" table:number-columns-spanned="5" office:value-type="string">
            <text:p text:style-name="P5">Perc. Rebate C.M.</text:p>
            <text:p text:style-name="P5">0,000</text:p>
          </table:table-cell>
          <table:covered-table-cell/>
          <table:covered-table-cell/>
          <table:covered-table-cell/>
          <table:covered-table-cell/>
          <table:table-cell table:style-name="DadosVariação.D1" table:number-columns-spanned="2" office:value-type="string">
            <text:p text:style-name="P5">Data início carência</text:p>
            <text:p text:style-name="P5"/>
          </table:table-cell>
          <table:covered-table-cell/>
          <table:table-cell table:style-name="DadosVariação.D1" table:number-columns-spanned="2" office:value-type="string">
            <text:p text:style-name="P5">Data fim carência</text:p>
            <text:p text:style-name="P5"/>
          </table:table-cell>
          <table:covered-table-cell/>
        </table:table-row>
        <table:table-row table:style-name="DadosVariação.1">
          <table:table-cell table:style-name="DadosVariação.Q2" table:number-columns-spanned="7" office:value-type="string">
            <text:p text:style-name="P8">Periodicidade prevista para inadimple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DadosVariação.D1" table:number-rows-spanned="2" table:number-columns-spanned="6" office:value-type="string">
            <text:p text:style-name="P5">Ind. Deb. Automático</text:p>
            <text:p text:style-name="P6">-</text:p>
          </table:table-cell>
          <table:covered-table-cell/>
          <table:covered-table-cell/>
          <table:covered-table-cell/>
          <table:covered-table-cell/>
          <table:covered-table-cell/>
          <table:table-cell table:style-name="DadosVariação.D1" table:number-rows-spanned="2" table:number-columns-spanned="7" office:value-type="string">
            <text:p text:style-name="P5">Mod. Pagamento</text:p>
            <text:p text:style-name="P6">00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DadosVariação.D1" table:number-rows-spanned="2" table:number-columns-spanned="4" office:value-type="string">
            <text:p text:style-name="P5">Fundo programa</text:p>
            <text:p text:style-name="P6">1015-4  PRES9192</text:p>
          </table:table-cell>
          <table:covered-table-cell/>
          <table:covered-table-cell/>
          <table:covered-table-cell/>
        </table:table-row>
        <table:table-row table:style-name="DadosVariação.1">
          <table:table-cell table:style-name="DadosVariação.D1" office:value-type="string">
            <text:p text:style-name="P5">Código</text:p>
            <text:p text:style-name="P5">000</text:p>
          </table:table-cell>
          <table:table-cell table:style-name="DadosVariação.D1" table:number-columns-spanned="4" office:value-type="string">
            <text:p text:style-name="P5">Taxa de juros</text:p>
            <text:p text:style-name="P5">0,0000</text:p>
          </table:table-cell>
          <table:covered-table-cell/>
          <table:covered-table-cell/>
          <table:covered-table-cell/>
          <table:table-cell table:style-name="DadosVariação.D1" table:number-columns-spanned="2" office:value-type="string">
            <text:p text:style-name="P5">Taxa de correção</text:p>
            <text:p text:style-name="P5">0,000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DadosVariação.1">
          <table:table-cell table:style-name="DadosVariação.D1" table:number-columns-spanned="8" office:value-type="string">
            <text:p text:style-name="P5">Valor da variação</text:p>
            <text:p text:style-name="P6">0,0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adosVariação.D1" table:number-columns-spanned="9" office:value-type="string">
            <text:p text:style-name="P5">Saldo de capital</text:p>
            <text:p text:style-name="P6">0,00 C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adosVariação.D1" table:number-columns-spanned="7" office:value-type="string">
            <text:p text:style-name="P5">Saldo total da Variação</text:p>
            <text:p text:style-name="P6">0,00 C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DadosVariação.1">
          <table:table-cell table:style-name="DadosVariação.Q2" table:number-columns-spanned="24" office:value-type="string">
            <text:p text:style-name="P10">Acessór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DadosVariação.1">
          <table:table-cell table:style-name="DadosVariação.D1" table:number-columns-spanned="8" office:value-type="string">
            <text:p text:style-name="P5">Saldo dos acessórios efetivos</text:p>
            <text:p text:style-name="P6">0,0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adosVariação.D1" table:number-columns-spanned="9" office:value-type="string">
            <text:p text:style-name="P5">Saldo dos acessórios a apropriar</text:p>
            <text:p text:style-name="P6">0,00 C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adosVariação.D1" table:number-columns-spanned="7" office:value-type="string">
            <text:p text:style-name="P5">Saldo total de acessórios </text:p>
            <text:p text:style-name="P6">0,00 C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DadosVariação.1">
          <table:table-cell table:style-name="DadosVariação.Q2" table:number-columns-spanned="24" office:value-type="string">
            <text:p text:style-name="P8">Correção monetár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DadosVariação.1">
          <table:table-cell table:style-name="DadosVariação.D1" table:number-columns-spanned="8" office:value-type="string">
            <text:p text:style-name="P5">Saldo de correção monetária efetiva</text:p>
            <text:p text:style-name="P6">0,0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adosVariação.D1" table:number-columns-spanned="9" office:value-type="string">
            <text:p text:style-name="P5">Saldo de correção monetária a apropriar</text:p>
            <text:p text:style-name="P6">0,00 C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adosVariação.D1" table:number-columns-spanned="7" office:value-type="string">
            <text:p text:style-name="P5">Saldo total de correção monetária</text:p>
            <text:p text:style-name="P6">0,00 C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DadosVariação.1">
          <table:table-cell table:style-name="DadosVariação.Q2" table:number-columns-spanned="24" office:value-type="string">
            <text:p text:style-name="P5">Jur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DadosVariação.1">
          <table:table-cell table:style-name="DadosVariação.D1" table:number-columns-spanned="8" office:value-type="string">
            <text:p text:style-name="P5">Saldo de juros efetivos</text:p>
            <text:p text:style-name="P5">0,0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adosVariação.D1" table:number-columns-spanned="9" office:value-type="string">
            <text:p text:style-name="P5">Saldo de juros a apropriar</text:p>
            <text:p text:style-name="P6">0,00 C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adosVariação.D1" table:number-columns-spanned="7" office:value-type="string">
            <text:p text:style-name="P5">Saldo total de juros</text:p>
            <text:p text:style-name="P6">0,00 C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DadosVariação.1">
          <table:table-cell table:style-name="DadosVariação.D1" table:number-columns-spanned="24" office:value-type="string">
            <text:p text:style-name="P5">Projeçõ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DadosVariação.1">
          <table:table-cell table:style-name="DadosVariação.D1" table:number-columns-spanned="8" office:value-type="string">
            <text:p text:style-name="P5">Projeções de acessórios</text:p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adosVariação.D1" table:number-columns-spanned="9" office:value-type="string">
            <text:p text:style-name="P5">Projeção de juros</text:p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adosVariação.D1" table:number-columns-spanned="7" office:value-type="string">
            <text:p text:style-name="P5">Projeção de correção</text:p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DadosVariação.1">
          <table:table-cell table:style-name="DadosVariação.D1" table:number-columns-spanned="13" office:value-type="string">
            <text:p text:style-name="P5">2-SLIP SOLICITADO                  CRUZEIR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adosVariação.D1" table:number-columns-spanned="11" office:value-type="string">
            <text:p text:style-name="P5">2 - PROJECAO DE ENCARGOS NAO APURADA NESTA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5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#ffff00" text:number-lines="false" text:line-number="0">
        <style:tab-stops/>
        <style:background-image/>
      </style:paragraph-properties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/>
      <style:text-properties style:font-name="Arial" fo:font-weight="bold" style:font-weight-asian="bold" style:font-weight-complex="bold"/>
    </style:style>
    <style:style style:name="MP2" style:family="paragraph" style:parent-style-name="Text_20_body">
      <style:paragraph-properties fo:margin-top="0cm" fo:margin-bottom="0cm"/>
      <style:text-properties style:font-name="Arial"/>
    </style:style>
    <style:style style:name="MP3" style:family="paragraph" style:parent-style-name="Standard">
      <style:text-properties fo:color="#0038a8" style:font-name="Arial" fo:font-size="9pt" fo:language="pt" fo:country="PT" fo:font-style="italic" style:font-size-asian="9pt" style:font-size-complex="9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.00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s1" text:anchor-type="paragraph" svg:x="0.007cm" svg:y="-0.171cm" svg:width="5.173cm" svg:height="0.878cm" draw:z-index="1"><draw:image xlink:href="Pictures/10000000000006B3000001236FBCFE7A.jpg" xlink:type="simple" xlink:show="embed" xlink:actuate="onLoad"/></draw:frame> <text:s text:c="121"/>Sistema XER</text:p>
        <text:p text:style-name="MP2"><text:s text:c="122"/>Slip / XER712 <text:s/></text:p>
      </style:header>
      <style:footer>
        <text:p text:style-name="MP3"/>
      </style:footer>
    </style:master-page>
    <style:master-page style:name="HTML" style:page-layout-name="Mpm2">
      <style:footer>
        <text:p text:style-name="Footer"/>
      </style:footer>
    </style:master-page>
    <style:master-page style:name="Footnote" style:page-layout-name="Mpm3"/>
    <style:master-page style:name="Sem_20_título1" style:display-name="Sem título1" style:page-layout-name="Mpm4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3T11:29:40.43</meta:creation-date>
    <dc:date>2017-12-18T16:41:09.08</dc:date>
    <meta:editing-duration>PT4H15M40S</meta:editing-duration>
    <meta:editing-cycles>79</meta:editing-cycles>
    <meta:generator>LibreOffice/3.5$Windows_x86 LibreOffice_project/7122e39-92ed229-498d286-15e43b4-d70da21</meta:generator>
    <meta:print-date>2017-11-09T17:26:24.86</meta:print-date>
    <meta:document-statistic meta:table-count="4" meta:image-count="1" meta:object-count="0" meta:page-count="2" meta:paragraph-count="191" meta:word-count="363" meta:character-count="2849" meta:non-whitespace-character-count="2419"/>
  </office:meta>
</office:document-meta>
</file>